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e877" officeooo:paragraph-rsid="0014e877"/>
    </style:style>
    <style:style style:name="P2" style:family="paragraph" style:parent-style-name="Standard">
      <style:text-properties officeooo:rsid="001589f6" officeooo:paragraph-rsid="001589f6"/>
    </style:style>
    <style:style style:name="P3" style:family="paragraph" style:parent-style-name="Standard">
      <style:text-properties officeooo:rsid="0016901a" officeooo:paragraph-rsid="0016901a"/>
    </style:style>
    <style:style style:name="P4" style:family="paragraph" style:parent-style-name="Standard">
      <style:text-properties officeooo:rsid="00176dba" officeooo:paragraph-rsid="00176dba"/>
    </style:style>
    <style:style style:name="T1" style:family="text">
      <style:text-properties officeooo:rsid="001690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ter 2</text:p>
      <text:p text:style-name="P4"/>
      <text:p text:style-name="P4">This part is very important, try to write it well, it should be comprehensive. </text:p>
      <text:p text:style-name="P1"/>
      <text:p text:style-name="P1">Instead of definitions explain in word.</text:p>
      <text:p text:style-name="P1">Explain each constraint and why we are facing such a constraint.</text:p>
      <text:p text:style-name="P1"/>
      <text:p text:style-name="P1">Change the E‘s to A which is arcs not edges.. </text:p>
      <text:p text:style-name="P1"/>
      <text:p text:style-name="P1">Only use general explanation in first part,</text:p>
      <text:p text:style-name="P1"/>
      <text:p text:style-name="P1">Then explain all the math in the math part..</text:p>
      <text:p text:style-name="P1"/>
      <text:p text:style-name="P1">write exention of the PDPMTW</text:p>
      <text:p text:style-name="P1"/>
      <text:p text:style-name="P1">remove multiple time window from the extention part also heterogeneous vehicles</text:p>
      <text:p text:style-name="P1"/>
      <text:p text:style-name="P2">remove the definition part of intro</text:p>
      <text:p text:style-name="P2"/>
      <text:p text:style-name="P2">Like any PDP very informal </text:p>
      <text:p text:style-name="P2"/>
      <text:p text:style-name="P2">volume and weight not kg</text:p>
      <text:p text:style-name="P2"/>
      <text:p text:style-name="P2">rephraze part about different factory docks22</text:p>
      <text:p text:style-name="P2"/>
      <text:p text:style-name="P2">depends not depend </text:p>
      <text:p text:style-name="P2"/>
      <text:p text:style-name="P2">instead of Name use Notation</text:p>
      <text:p text:style-name="P2"/>
      <text:p text:style-name="P2"/>
      <text:p text:style-name="P2"/>
      <text:p text:style-name="P2">Chapter 3,</text:p>
      <text:p text:style-name="P2"/>
      <text:p text:style-name="P2">Update introduction of chapter </text:p>
      <text:p text:style-name="P2"/>
      <text:p text:style-name="P2">Start exact approach with a paragraph about what an exact approaches are. To find the global best and global optima, <text:s/>there are different approaches.. branch <text:span text:style-name="T1">etc.. we are shortly explaining them </text:span></text:p>
      <text:p text:style-name="P2"/>
      <text:p text:style-name="P4">Since an exact approach would require a separate paper on its own. The scale is too large for an exact approach to be efficient.</text:p>
      <text:p text:style-name="P2">We used AMPL write whole name, to solve the mathematical model, based on results in chapter 5, we need to look for alternative solutions. <text:span text:style-name="T1">Explain that we have only shortly introduced, only to say we are aware of these approaches but for our size problem its not going to be able to.</text:span></text:p>
      <text:p text:style-name="P2"/>
      <text:p text:style-name="P4">Write RMP in a paranthesis.</text:p>
      <text:p text:style-name="P2"/>
      <text:p text:style-name="P2"/>
      <text:p text:style-name="P2"/>
      <text:p text:style-name="P3">remove mixed integer program etc..</text:p>
      <text:p text:style-name="P2"/>
      <text:p text:style-name="P3">Add the Z in equations 3.4</text:p>
      <text:p text:style-name="P3"/>
      <text:p text:style-name="P3"><text:soft-page-break/>remove the cutting plane and column generation</text:p>
      <text:p text:style-name="P3"/>
      <text:p text:style-name="P3">Change the references to commercial solvers when repairing the beginning..</text:p>
      <text:p text:style-name="P3"/>
      <text:p text:style-name="P3">In introdution explain that there are many approaches and we will explain the most famous ones.</text:p>
      <text:p text:style-name="P3"/>
      <text:p text:style-name="P3">Refer to recent papers on branch and bound/cut/price for further details.. ok</text:p>
      <text:p text:style-name="P3"/>
      <text:p text:style-name="P3">Explain in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5:29:00.149497483</meta:creation-date>
    <dc:date>2019-11-20T17:35:51.447048556</dc:date>
    <meta:editing-duration>PT1H24M10S</meta:editing-duration>
    <meta:editing-cycles>1</meta:editing-cycles>
    <meta:document-statistic meta:table-count="0" meta:image-count="0" meta:object-count="0" meta:page-count="2" meta:paragraph-count="28" meta:word-count="282" meta:character-count="1649" meta:non-whitespace-character-count="1387"/>
    <meta:generator>LibreOffice/6.0.7.3$Linux_X86_64 LibreOffice_project/00m0$Build-3</meta:generator>
  </office:meta>
</office:document-meta>
</file>